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lineImage.getMb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Image.InlineImage( String cid , DataSource dataSource , MimeBodyPart mb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lineImag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Image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mlEmail.setHtmlMsg( String aHtm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lineImage.get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mail.embed( URL url ,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HtmlEmail.build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HtmlEmail.setTextMsg( String a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Email.setMsg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tmlEmail.embed( String urlString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mlEmail.embed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Email.embed( DataSource dataSource , String name , String c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HtmlEmail.embed( File file , String ci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InlineImage.get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mail.embed( DataSource dataSource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tmlEmail.buildMime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